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TITLE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8]+10" office:value-type="float" office:value="20">
            <text:p>2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0]+10" office:value-type="float" office:value="40">
            <text:p>4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DocValue(SSH_IDSEARCH,SE_FAMID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50">
            <text:p>50</text:p>
          </table:table-cell>
          <table:table-cell table:style-name="ce5" office:value-type="string">
            <text:p>S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/>
          <table:table-cell table:style-name="ce5" office:value-type="string">
            <text:p>::getTitle('SSH_IDFAMILY)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9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2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90">
            <text:p>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6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7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0" office:value-type="string">
            <text:p>SSH_TCOLS</text:p>
          </table:table-cell>
          <table:table-cell table:style-name="ce10" office:value-type="string">
            <text:p>SSH_FR_PRESENTATION</text:p>
          </table:table-cell>
          <table:table-cell table:style-name="ce10" office:value-type="string">
            <text:p>Colonnes</text:p>
          </table:table-cell>
          <table:table-cell table:style-name="ce8" table:number-columns-repeated="2"/>
          <table:table-cell table:style-name="ce10" office:value-type="string">
            <text:p>array</text:p>
          </table:table-cell>
          <table:table-cell table:style-name="ce12" table:formula="oooc:=[.H18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9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5" table:number-columns-repeated="6"/>
          <table:table-cell table:style-name="ce5" office:value-type="string">
            <text:p>elabel=CSS style appliqué à la cellule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3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4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DYNVALUE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valeur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5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méthode pour la valeur</text:p>
          </table:table-cell>
          <table:table-cell table:style-name="ce15" table:number-columns-repeated="240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SSH_FR_BATCH</text:p>
          </table:table-cell>
          <table:table-cell table:style-name="ce9"/>
          <table:table-cell table:style-name="ce9" office:value-type="string">
            <text:p>Traitements</text:p>
          </table:table-cell>
          <table:table-cell table:style-name="ce11" table:number-columns-repeated="2"/>
          <table:table-cell table:style-name="ce11" office:value-type="string">
            <text:p>frame</text:p>
          </table:table-cell>
          <table:table-cell table:style-name="ce9" table:formula="oooc:=[.H26]+10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9" table:number-columns-repeated="7"/>
          <table:table-cell table:style-name="ce16" table:number-columns-repeated="240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SSH_T_BATCH</text:p>
          </table:table-cell>
          <table:table-cell table:style-name="ce10" table:formula="oooc:=[.B27]" office:value-type="string" office:string-value="SSH_FR_BATCH">
            <text:p>SSH_FR_BATCH</text:p>
          </table:table-cell>
          <table:table-cell table:style-name="ce10" office:value-type="string">
            <text:p>Actions</text:p>
          </table:table-cell>
          <table:table-cell table:style-name="ce8" table:number-columns-repeated="2"/>
          <table:table-cell table:style-name="ce8" office:value-type="string">
            <text:p>array</text:p>
          </table:table-cell>
          <table:table-cell table:style-name="ce10" table:formula="oooc:=[.H27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10" table:number-columns-repeated="7"/>
          <table:table-cell table:style-name="ce16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PPLICA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pplica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ooc:=[.H27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pplications(SSH_APPLICATION):SSH_APPLICA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C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9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ctions(SSH_APPLICATION,SSH_ACTION):SSH_AC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TTRIBUTE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rgumen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0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DOCIDS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identificateur variabl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1]+10" office:value-type="float" office:value="240">
            <text:p>2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LABEL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2]+10" office:value-type="float" office:value="250">
            <text:p>25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SH_ATARGET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targe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3]+10" office:value-type="float" office:value="260">
            <text:p>26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0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EUR </number:text>
    </number:number-style>
    <number:number-style style:name="N147P1" style:volatile="true">
      <number:text> (</number:text>
      <number:number number:decimal-places="2" number:min-integer-digits="1" number:grouping="true"/>
      <number:text>) EUR</number:text>
    </number:number-style>
    <number:number-style style:name="N147P2" style:volatile="true">
      <number:text> -</number:text>
      <number:number number:decimal-places="0" number:min-integer-digits="0"/>
      <number:text> EU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4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Eric Brison</dc:creator>
    <dc:date>2008-05-19T14:11:19</dc:date>
    <meta:editing-cycles>23</meta:editing-cycles>
    <meta:editing-duration>PT13H10M35S</meta:editing-duration>
    <meta:user-defined meta:name="Info 1"/>
    <meta:user-defined meta:name="Info 2"/>
    <meta:user-defined meta:name="Info 3"/>
    <meta:user-defined meta:name="Info 4"/>
    <meta:document-statistic meta:table-count="1" meta:cell-count="294"/>
  </office:meta>
</office:document-meta>
</file>